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d1218" officeooo:paragraph-rsid="000d1218" style:font-size-asian="10pt" style:font-size-complex="10pt"/>
    </style:style>
    <style:style style:name="P2" style:family="paragraph" style:parent-style-name="Standard">
      <style:text-properties fo:font-size="10pt" officeooo:rsid="000d1218" officeooo:paragraph-rsid="000dd529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4pt" officeooo:rsid="000d1218" officeooo:paragraph-rsid="000d1218" style:font-size-asian="12.25pt" style:font-size-complex="14pt"/>
    </style:style>
    <style:style style:name="T1" style:family="text">
      <style:text-properties officeooo:rsid="000dd5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rabalho Prático 1 de Pesquisa Operacional</text:p>
      <text:p text:style-name="P3">Autor: Ronald Davi Rodrigues Pereira</text:p>
      <text:p text:style-name="P3">2015004437</text:p>
      <text:p text:style-name="P1"/>
      <text:p text:style-name="P1">#include &lt;stdio.h&gt;</text:p>
      <text:p text:style-name="P1">#include &lt;stdlib.h&gt;</text:p>
      <text:p text:style-name="P1">#include &lt;stdbool.h&gt;</text:p>
      <text:p text:style-name="P1">#include &lt;string.h&gt;</text:p>
      <text:p text:style-name="P1">#include &lt;limits.h&gt;</text:p>
      <text:p text:style-name="P1"></text:p>
      <text:p text:style-name="P1">double **matrixAllocation(int lines, int columns) // Function to allocate the matrix</text:p>
      <text:p text:style-name="P1">{</text:p>
      <text:p text:style-name="P1"><text:s text:c="4"/>int i;</text:p>
      <text:p text:style-name="P1"><text:s text:c="4"/>double **matrix;</text:p>
      <text:p text:style-name="P1"></text:p>
      <text:p text:style-name="P1"><text:s text:c="4"/>matrix = (double**) calloc(lines,sizeof(double*));</text:p>
      <text:p text:style-name="P1"><text:s text:c="4"/>for(i = 0; i &lt; lines; i++)</text:p>
      <text:p text:style-name="P1"><text:s text:c="8"/>matrix[i] = (double*) calloc(columns, sizeof(double*));</text:p>
      <text:p text:style-name="P1"></text:p>
      <text:p text:style-name="P1"><text:s text:c="4"/>return matrix;</text:p>
      <text:p text:style-name="P1">}</text:p>
      <text:p text:style-name="P1"></text:p>
      <text:p text:style-name="P1">void printLineMatrix(double **matrix, int lines, int columns, FILE* output) // Function to print the matrix in one line</text:p>
      <text:p text:style-name="P1">{</text:p>
      <text:p text:style-name="P1"><text:s text:c="4"/>int i, j;</text:p>
      <text:p text:style-name="P1"></text:p>
      <text:p text:style-name="P1"><text:s text:c="4"/>fprintf(output, "{");</text:p>
      <text:p text:style-name="P1"><text:s text:c="4"/>for(i = 0; i &lt; lines; i++)</text:p>
      <text:p text:style-name="P1"><text:s text:c="4"/>{</text:p>
      <text:p text:style-name="P1"><text:s text:c="8"/>for(j = 0; j &lt; columns; j++)</text:p>
      <text:p text:style-name="P1"><text:s text:c="8"/>{</text:p>
      <text:p text:style-name="P1"><text:s text:c="12"/>if(j == 0)</text:p>
      <text:p text:style-name="P1"><text:s text:c="16"/>fprintf(output, "{");</text:p>
      <text:p text:style-name="P1"></text:p>
      <text:p text:style-name="P1"><text:s text:c="12"/>if(matrix[i][j] == 0)</text:p>
      <text:p text:style-name="P1"><text:s text:c="16"/>fprintf(output, "0");</text:p>
      <text:p text:style-name="P2"><text:s text:c="12"/>else if((matrix[i][j] - (int)matrix[i][j]) == 0) // If the cell is a integer number, do not print it with <text:span text:style-name="T1">decimal part</text:span></text:p>
      <text:p text:style-name="P1"><text:s text:c="16"/>fprintf(output, "%.0lf", matrix[i][j]);</text:p>
      <text:p text:style-name="P1"><text:s text:c="12"/>else</text:p>
      <text:p text:style-name="P1"><text:s text:c="16"/>fprintf(output, "%.5lf", matrix[i][j]);</text:p>
      <text:p text:style-name="P1"></text:p>
      <text:p text:style-name="P1"></text:p>
      <text:p text:style-name="P1"><text:s text:c="12"/>if(j &lt; columns-1)</text:p>
      <text:p text:style-name="P1"><text:s text:c="16"/>fprintf(output, ",");</text:p>
      <text:p text:style-name="P1"><text:s text:c="12"/>else</text:p>
      <text:p text:style-name="P1"><text:s text:c="16"/>fprintf(output, "}");</text:p>
      <text:p text:style-name="P1"><text:s text:c="8"/>}</text:p>
      <text:p text:style-name="P1"><text:s text:c="8"/>if(i &lt; lines-1)</text:p>
      <text:p text:style-name="P1"><text:s text:c="12"/>fprintf(output, ",");</text:p>
      <text:p text:style-name="P1"><text:s text:c="4"/>}</text:p>
      <text:p text:style-name="P1"><text:s text:c="4"/>fprintf(output, "}\n");</text:p>
      <text:p text:style-name="P1">}</text:p>
      <text:p text:style-name="P1"></text:p>
      <text:p text:style-name="P1">bool detectPrimalDual(char input) // Function to detect if, in mode 2, is primal or dual solving mode</text:p>
      <text:p text:style-name="P1">{</text:p>
      <text:p text:style-name="P1"><text:s text:c="4"/>bool mode; // 0 is Primal, 1 is Dual</text:p>
      <text:p text:style-name="P1"></text:p>
      <text:p text:style-name="P1"><text:soft-page-break/><text:s text:c="4"/>if(input == 'P')</text:p>
      <text:p text:style-name="P1"><text:s text:c="8"/>mode = 0;</text:p>
      <text:p text:style-name="P1"></text:p>
      <text:p text:style-name="P1"><text:s text:c="4"/>else if(input == 'D')</text:p>
      <text:p text:style-name="P1"><text:s text:c="8"/>mode = 1;</text:p>
      <text:p text:style-name="P1"></text:p>
      <text:p text:style-name="P1"><text:s text:c="4"/>return mode;</text:p>
      <text:p text:style-name="P1">}</text:p>
      <text:p text:style-name="P1"></text:p>
      <text:p text:style-name="P1">double **matrixBuilder(char *input, double **matrix) // Function that converts the input line matrix to a two-dimension matrix</text:p>
      <text:p text:style-name="P1">{</text:p>
      <text:p text:style-name="P1"><text:s text:c="4"/>int i = 0, j = 0, k = 0, l = 0;</text:p>
      <text:p text:style-name="P1"><text:s text:c="4"/>bool neg = 0;</text:p>
      <text:p text:style-name="P1"><text:s text:c="4"/>char c, num[50];</text:p>
      <text:p text:style-name="P1"></text:p>
      <text:p text:style-name="P1"><text:s text:c="4"/>while(1)</text:p>
      <text:p text:style-name="P1"><text:s text:c="4"/>{</text:p>
      <text:p text:style-name="P1"><text:s text:c="8"/>c = input[l];</text:p>
      <text:p text:style-name="P1"><text:s text:c="8"/>l++;</text:p>
      <text:p text:style-name="P1"></text:p>
      <text:p text:style-name="P1"><text:s text:c="8"/>if(((int)c &gt;= 48 &amp;&amp; (int) c &lt;= 57) || c == '.') // C is a number or a dot</text:p>
      <text:p text:style-name="P1"><text:s text:c="8"/>{</text:p>
      <text:p text:style-name="P1"><text:s text:c="12"/>num[k] = c;</text:p>
      <text:p text:style-name="P1"><text:s text:c="12"/>k++;</text:p>
      <text:p text:style-name="P1"><text:s text:c="12"/>num[k] = '\0';</text:p>
      <text:p text:style-name="P1"><text:s text:c="8"/>}</text:p>
      <text:p text:style-name="P1"></text:p>
      <text:p text:style-name="P1"><text:s text:c="8"/>else if(c == '-')</text:p>
      <text:p text:style-name="P1"><text:s text:c="12"/>neg = 1;</text:p>
      <text:p text:style-name="P1"></text:p>
      <text:p text:style-name="P1"><text:s text:c="8"/>else if(c == ',')</text:p>
      <text:p text:style-name="P1"><text:s text:c="8"/>{</text:p>
      <text:p text:style-name="P1"><text:s text:c="12"/>matrix[i][j] = atof(num);</text:p>
      <text:p text:style-name="P1"><text:s text:c="12"/>if(neg)</text:p>
      <text:p text:style-name="P1"><text:s text:c="12"/>{</text:p>
      <text:p text:style-name="P1"><text:s text:c="16"/>matrix[i][j] *= -1;</text:p>
      <text:p text:style-name="P1"><text:s text:c="16"/>neg = 0;</text:p>
      <text:p text:style-name="P1"><text:s text:c="12"/>}</text:p>
      <text:p text:style-name="P1"><text:s text:c="12"/>k = 0;</text:p>
      <text:p text:style-name="P1"><text:s text:c="12"/>j++;</text:p>
      <text:p text:style-name="P1"><text:s text:c="8"/>}</text:p>
      <text:p text:style-name="P1"></text:p>
      <text:p text:style-name="P1"><text:s text:c="8"/>else if(c == '}')</text:p>
      <text:p text:style-name="P1"><text:s text:c="8"/>{</text:p>
      <text:p text:style-name="P1"><text:s text:c="12"/>matrix[i][j] = atof(num);</text:p>
      <text:p text:style-name="P1"><text:s text:c="12"/>if(neg)</text:p>
      <text:p text:style-name="P1"><text:s text:c="12"/>{</text:p>
      <text:p text:style-name="P1"><text:s text:c="16"/>matrix[i][j] *= -1;</text:p>
      <text:p text:style-name="P1"><text:s text:c="16"/>neg = 0;</text:p>
      <text:p text:style-name="P1"><text:s text:c="12"/>}</text:p>
      <text:p text:style-name="P1"><text:s text:c="12"/>k = 0;</text:p>
      <text:p text:style-name="P1"><text:s text:c="12"/>i++;</text:p>
      <text:p text:style-name="P1"><text:s text:c="12"/>j = 0;</text:p>
      <text:p text:style-name="P1"></text:p>
      <text:p text:style-name="P1"><text:s text:c="12"/>c = input[l];</text:p>
      <text:p text:style-name="P1"><text:s text:c="12"/>l++;</text:p>
      <text:p text:style-name="P1"></text:p>
      <text:p text:style-name="P1"><text:s text:c="12"/>if(c == '}') // End of input file</text:p>
      <text:p text:style-name="P1"><text:soft-page-break/><text:s text:c="16"/>break;</text:p>
      <text:p text:style-name="P1"><text:s text:c="8"/>}</text:p>
      <text:p text:style-name="P1"><text:s text:c="4"/>}</text:p>
      <text:p text:style-name="P1"></text:p>
      <text:p text:style-name="P1"><text:s text:c="4"/>return matrix;</text:p>
      <text:p text:style-name="P1">}</text:p>
      <text:p text:style-name="P1"></text:p>
      <text:p text:style-name="P1">double **buildTableau(double **matrix, int *lines, int *columns) // Function that builds the Tableau matrix</text:p>
      <text:p text:style-name="P1">{</text:p>
      <text:p text:style-name="P1"><text:s text:c="4"/>int i, j;</text:p>
      <text:p text:style-name="P1"><text:s text:c="4"/>int origcolumns = *columns;</text:p>
      <text:p text:style-name="P1"><text:s text:c="4"/>double **tableau;</text:p>
      <text:p text:style-name="P1"></text:p>
      <text:p text:style-name="P1"><text:s text:c="4"/>for(i = 0; i &lt; *columns; i++) // Do the -C^t part</text:p>
      <text:p text:style-name="P1"><text:s text:c="4"/>{</text:p>
      <text:p text:style-name="P1"><text:s text:c="8"/>matrix[0][i] *= -1;</text:p>
      <text:p text:style-name="P1"><text:s text:c="4"/>}</text:p>
      <text:p text:style-name="P1"></text:p>
      <text:p text:style-name="P1"><text:s text:c="4"/>*columns += (2 * (*lines - 1)); // Adds the operations matrix, the identity matrix and b vector on the number of columns</text:p>
      <text:p text:style-name="P1"></text:p>
      <text:p text:style-name="P1"><text:s text:c="4"/>tableau = matrixAllocation(*lines, *columns);</text:p>
      <text:p text:style-name="P1"></text:p>
      <text:p text:style-name="P1"><text:s text:c="4"/>for(i = 0; i &lt; *lines; i++)</text:p>
      <text:p text:style-name="P1"><text:s text:c="4"/>{</text:p>
      <text:p text:style-name="P1"><text:s text:c="8"/>for(j = 0; j &lt; *columns; j++)</text:p>
      <text:p text:style-name="P1"><text:s text:c="8"/>{</text:p>
      <text:p text:style-name="P1"><text:s text:c="12"/>if(j &lt; (*lines-1) &amp;&amp; j == (i - 1)) // We are on the operations matrix</text:p>
      <text:p text:style-name="P1"><text:s text:c="16"/>tableau[i][j] = 1;</text:p>
      <text:p text:style-name="P1"></text:p>
      <text:p text:style-name="P1"><text:s text:c="12"/>else if(j &gt;= (*lines-1) &amp;&amp; j &lt;= (*columns - (*lines + 1))) // We are on the A matrix</text:p>
      <text:p text:style-name="P1"><text:s text:c="16"/>tableau[i][j] = matrix[i][j-(*lines-1)];</text:p>
      <text:p text:style-name="P1"></text:p>
      <text:p text:style-name="P1"><text:s text:c="12"/>else if(j &gt;= ((*lines-1)+(origcolumns-1)) &amp;&amp; j &lt; (*columns-1) &amp;&amp; j + 1 == i + ((*lines-1)+(origcolumns-1))) // We are on the identity matrix</text:p>
      <text:p text:style-name="P1"><text:s text:c="16"/>tableau[i][j] = 1;</text:p>
      <text:p text:style-name="P1"></text:p>
      <text:p text:style-name="P1"><text:s text:c="12"/>else if(j == (*columns-1)) // We are on the b matrix</text:p>
      <text:p text:style-name="P1"><text:s text:c="16"/>tableau[i][j] = matrix[i][origcolumns-1];</text:p>
      <text:p text:style-name="P1"><text:s text:c="8"/>}</text:p>
      <text:p text:style-name="P1"><text:s text:c="4"/>}</text:p>
      <text:p text:style-name="P1"></text:p>
      <text:p text:style-name="P1"><text:s text:c="4"/>return tableau;</text:p>
      <text:p text:style-name="P1">}</text:p>
      <text:p text:style-name="P1"></text:p>
      <text:p text:style-name="P1">double **buildAuxiliarToTableau(double **matrix, int lines, int columns) // Function that builds the auxiliar matrix in Tableau</text:p>
      <text:p text:style-name="P1">{</text:p>
      <text:p text:style-name="P1"><text:s text:c="4"/>int i, j;</text:p>
      <text:p text:style-name="P1"><text:s text:c="4"/>double **auxiliar;</text:p>
      <text:p text:style-name="P1"></text:p>
      <text:p text:style-name="P1"><text:s text:c="4"/>auxiliar = matrixAllocation(lines, columns);</text:p>
      <text:p text:style-name="P1"></text:p>
      <text:p text:style-name="P1"><text:s text:c="4"/>for(j = 0; j &lt; columns; j++)</text:p>
      <text:p text:style-name="P1"><text:s text:c="4"/>{</text:p>
      <text:p text:style-name="P1"><text:s text:c="8"/>for(i = 0; i &lt; lines; i++)</text:p>
      <text:p text:style-name="P1"><text:s text:c="8"/>{</text:p>
      <text:p text:style-name="P1"><text:s text:c="12"/>if(j &lt; columns-1 &amp;&amp; i != 0)</text:p>
      <text:p text:style-name="P1"><text:s text:c="16"/>auxiliar[i][j] = matrix[i][j];</text:p>
      <text:p text:style-name="P1"></text:p>
      <text:p text:style-name="P1"><text:soft-page-break/><text:s text:c="12"/>else if(j == columns-1)</text:p>
      <text:p text:style-name="P1"><text:s text:c="16"/>auxiliar[i][j] = matrix[i][j];</text:p>
      <text:p text:style-name="P1"><text:s text:c="8"/>}</text:p>
      <text:p text:style-name="P1"><text:s text:c="4"/>}</text:p>
      <text:p text:style-name="P1"></text:p>
      <text:p text:style-name="P1"><text:s text:c="4"/>for(i = 1; i &lt; lines; i++)</text:p>
      <text:p text:style-name="P1"><text:s text:c="4"/>{</text:p>
      <text:p text:style-name="P1"><text:s text:c="8"/>for(j = 0; j &lt; columns; j++)</text:p>
      <text:p text:style-name="P1"><text:s text:c="12"/>auxiliar[0][j] -= auxiliar[i][j];</text:p>
      <text:p text:style-name="P1"><text:s text:c="4"/>}</text:p>
      <text:p text:style-name="P1"></text:p>
      <text:p text:style-name="P1"><text:s text:c="4"/>return auxiliar;</text:p>
      <text:p text:style-name="P1">}</text:p>
      <text:p text:style-name="P1"></text:p>
      <text:p text:style-name="P1">void unviableCertificate(double **matrix, int lines, FILE *output) // Function that outputs the unviable certificate</text:p>
      <text:p text:style-name="P1">{</text:p>
      <text:p text:style-name="P1"><text:s text:c="4"/>int i;</text:p>
      <text:p text:style-name="P1"></text:p>
      <text:p text:style-name="P1"><text:s text:c="4"/>fprintf(output, "PL inviavel, aqui esta um certificado {");</text:p>
      <text:p text:style-name="P1"><text:s text:c="4"/>for(i = 0; i &lt; lines-1; i++)</text:p>
      <text:p text:style-name="P1"><text:s text:c="4"/>{</text:p>
      <text:p text:style-name="P1"><text:s text:c="8"/>if(matrix[0][i] == 0)</text:p>
      <text:p text:style-name="P1"><text:s text:c="12"/>fprintf(output, "0");</text:p>
      <text:p text:style-name="P1"><text:s text:c="8"/>else if((matrix[0][i] - (int)matrix[0][i]) == 0)</text:p>
      <text:p text:style-name="P1"><text:s text:c="12"/>fprintf(output, "%.0lf", matrix[0][i]);</text:p>
      <text:p text:style-name="P1"><text:s text:c="8"/>else</text:p>
      <text:p text:style-name="P1"><text:s text:c="12"/>fprintf(output, "%.5lf", matrix[0][i]);</text:p>
      <text:p text:style-name="P1"></text:p>
      <text:p text:style-name="P1"><text:s text:c="8"/>if(i &lt; lines-2)</text:p>
      <text:p text:style-name="P1"><text:s text:c="12"/>fprintf(output, ",");</text:p>
      <text:p text:style-name="P1"><text:s text:c="4"/>}</text:p>
      <text:p text:style-name="P1"></text:p>
      <text:p text:style-name="P1"><text:s text:c="4"/>fprintf(output, "}\n");</text:p>
      <text:p text:style-name="P1">}</text:p>
      <text:p text:style-name="P1"></text:p>
      <text:p text:style-name="P1">void unlimitedCertificate(double **matrix, int lines, int columns, int base, int *bases, FILE *output) // Function that outputs the unlimited certificate</text:p>
      <text:p text:style-name="P1">{</text:p>
      <text:p text:style-name="P1"><text:s text:c="4"/>int i, j, k;</text:p>
      <text:p text:style-name="P1"></text:p>
      <text:p text:style-name="P1"><text:s text:c="4"/>fprintf(output, "PL ilimitada, aqui esta um certificado {");</text:p>
      <text:p text:style-name="P1"><text:s text:c="4"/>for(j = lines-1; j &lt; columns-lines; j++)</text:p>
      <text:p text:style-name="P1"><text:s text:c="4"/>{</text:p>
      <text:p text:style-name="P1"><text:s text:c="8"/>for(k = 0; k &lt; lines-1; k++)</text:p>
      <text:p text:style-name="P1"><text:s text:c="8"/>{</text:p>
      <text:p text:style-name="P1"><text:s text:c="12"/>if(j == bases[k])</text:p>
      <text:p text:style-name="P1"><text:s text:c="12"/>{</text:p>
      <text:p text:style-name="P1"><text:s text:c="16"/>for(i = 1; i &lt; lines; i++)</text:p>
      <text:p text:style-name="P1"><text:s text:c="16"/>{</text:p>
      <text:p text:style-name="P1"><text:s text:c="20"/>if(matrix[i][j] == 1)</text:p>
      <text:p text:style-name="P1"><text:s text:c="20"/>{</text:p>
      <text:p text:style-name="P1"><text:s text:c="24"/>if(matrix[i][base] == 0)</text:p>
      <text:p text:style-name="P1"><text:s text:c="28"/>fprintf(output, "0");</text:p>
      <text:p text:style-name="P1"><text:s text:c="24"/>else if((matrix[i][base] - (int)matrix[i][base]) == 0)</text:p>
      <text:p text:style-name="P1"><text:s text:c="28"/>fprintf(output, "%.0lf", -1*matrix[i][base]);</text:p>
      <text:p text:style-name="P1"><text:s text:c="24"/>else</text:p>
      <text:p text:style-name="P1"><text:s text:c="28"/>fprintf(output, "%.5lf", -1*matrix[i][base]);</text:p>
      <text:p text:style-name="P1"><text:s text:c="20"/>}</text:p>
      <text:p text:style-name="P1"><text:s text:c="16"/>}</text:p>
      <text:p text:style-name="P1"><text:soft-page-break/><text:s text:c="16"/>break;</text:p>
      <text:p text:style-name="P1"><text:s text:c="12"/>}</text:p>
      <text:p text:style-name="P1"><text:s text:c="8"/>}</text:p>
      <text:p text:style-name="P1"></text:p>
      <text:p text:style-name="P1"><text:s text:c="8"/>if(j == base)</text:p>
      <text:p text:style-name="P1"><text:s text:c="12"/>fprintf(output, "1");</text:p>
      <text:p text:style-name="P1"></text:p>
      <text:p text:style-name="P1"><text:s text:c="8"/>else if(k == lines-1)</text:p>
      <text:p text:style-name="P1"><text:s text:c="12"/>fprintf(output, "0");</text:p>
      <text:p text:style-name="P1"></text:p>
      <text:p text:style-name="P1"><text:s text:c="8"/>if(j &lt; columns-lines-1)</text:p>
      <text:p text:style-name="P1"><text:s text:c="12"/>fprintf(output, ",");</text:p>
      <text:p text:style-name="P1"><text:s text:c="4"/>}</text:p>
      <text:p text:style-name="P1"><text:s text:c="4"/>fprintf(output, "}\n");</text:p>
      <text:p text:style-name="P1">}</text:p>
      <text:p text:style-name="P1"></text:p>
      <text:p text:style-name="P1">void viableSolution(double **matrix, int lines, int columns, int *bases, FILE *output) // Function that outputs the optimum viable solution, the objective value and the dual solution</text:p>
      <text:p text:style-name="P1">{</text:p>
      <text:p text:style-name="P1"><text:s text:c="4"/>int i, j, k;</text:p>
      <text:p text:style-name="P1"></text:p>
      <text:p text:style-name="P1"><text:s text:c="4"/>fprintf(output, "Solucao otima x = {");</text:p>
      <text:p text:style-name="P1"><text:s text:c="4"/>for(j = lines-1; j &lt; columns-lines; j++)</text:p>
      <text:p text:style-name="P1"><text:s text:c="4"/>{</text:p>
      <text:p text:style-name="P1"><text:s text:c="8"/>for(k = 0; k &lt; lines-1; k++)</text:p>
      <text:p text:style-name="P1"><text:s text:c="8"/>{</text:p>
      <text:p text:style-name="P1"><text:s text:c="12"/>if(j == bases[k])</text:p>
      <text:p text:style-name="P1"><text:s text:c="12"/>{</text:p>
      <text:p text:style-name="P1"><text:s text:c="16"/>for(i = 1; i &lt; lines; i++)</text:p>
      <text:p text:style-name="P1"><text:s text:c="16"/>{</text:p>
      <text:p text:style-name="P1"><text:s text:c="20"/>if(matrix[i][j] == 1)</text:p>
      <text:p text:style-name="P1"><text:s text:c="20"/>{</text:p>
      <text:p text:style-name="P1"><text:s text:c="24"/>if((matrix[i][columns-1] - (int)matrix[i][columns-1]) == 0)</text:p>
      <text:p text:style-name="P1"><text:s text:c="28"/>fprintf(output, "%.0lf", matrix[i][columns-1]);</text:p>
      <text:p text:style-name="P1"><text:s text:c="24"/>else</text:p>
      <text:p text:style-name="P1"><text:s text:c="28"/>fprintf(output, "%.5lf", matrix[i][columns-1]);</text:p>
      <text:p text:style-name="P1"><text:s text:c="20"/>}</text:p>
      <text:p text:style-name="P1"><text:s text:c="16"/>}</text:p>
      <text:p text:style-name="P1"><text:s text:c="16"/>break;</text:p>
      <text:p text:style-name="P1"><text:s text:c="12"/>}</text:p>
      <text:p text:style-name="P1"><text:s text:c="8"/>}</text:p>
      <text:p text:style-name="P1"><text:s text:c="12"/>if(k == lines-1)</text:p>
      <text:p text:style-name="P1"><text:s text:c="16"/>fprintf(output, "0");</text:p>
      <text:p text:style-name="P1"></text:p>
      <text:p text:style-name="P1"><text:s text:c="12"/>if(j &lt; columns-lines-1)</text:p>
      <text:p text:style-name="P1"><text:s text:c="16"/>fprintf(output, ",");</text:p>
      <text:p text:style-name="P1"><text:s text:c="4"/>}</text:p>
      <text:p text:style-name="P1"></text:p>
      <text:p text:style-name="P1"><text:s text:c="4"/>fprintf(output, "}, com valor objetivo ");</text:p>
      <text:p text:style-name="P1"></text:p>
      <text:p text:style-name="P1"><text:s text:c="4"/>if((matrix[0][columns-1] - (int)matrix[0][columns-1]) == 0)</text:p>
      <text:p text:style-name="P1"><text:s text:c="8"/>fprintf(output, "%.0lf", matrix[0][columns-1]);</text:p>
      <text:p text:style-name="P1"><text:s text:c="4"/>else</text:p>
      <text:p text:style-name="P1"><text:s text:c="8"/>fprintf(output, "%.5lf", matrix[0][columns-1]);</text:p>
      <text:p text:style-name="P1"></text:p>
      <text:p text:style-name="P1"><text:s text:c="4"/>fprintf(output, ", e solucao dual y = {");</text:p>
      <text:p text:style-name="P1"></text:p>
      <text:p text:style-name="P1"><text:s text:c="4"/>for(i = 0; i &lt; lines-1; i++)</text:p>
      <text:p text:style-name="P1"><text:s text:c="4"/>{</text:p>
      <text:p text:style-name="P1"><text:soft-page-break/><text:s text:c="8"/>if((matrix[0][i] - (int)matrix[0][i]) == 0)</text:p>
      <text:p text:style-name="P1"><text:s text:c="12"/>fprintf(output, "%.0lf", matrix[0][i]);</text:p>
      <text:p text:style-name="P1"><text:s text:c="8"/>else</text:p>
      <text:p text:style-name="P1"><text:s text:c="12"/>fprintf(output, "%.5lf", matrix[0][i]);</text:p>
      <text:p text:style-name="P1"></text:p>
      <text:p text:style-name="P1"><text:s text:c="8"/>if(i &lt; lines-2)</text:p>
      <text:p text:style-name="P1"><text:s text:c="12"/>fprintf(output, ",");</text:p>
      <text:p text:style-name="P1"><text:s text:c="4"/>}</text:p>
      <text:p text:style-name="P1"><text:s text:c="4"/>fprintf(output, "}\n");</text:p>
      <text:p text:style-name="P1">}</text:p>
      <text:p text:style-name="P1"></text:p>
      <text:p text:style-name="P1">double **primalTableauSolver(double **matrix, int lines, int columns, int mode, FILE *output) // Function that solves the given LP in the primal Tableau algorithm, using Bland's Law</text:p>
      <text:p text:style-name="P1">{</text:p>
      <text:p text:style-name="P1"><text:s text:c="4"/>int i, j, base, bases[lines-1], pivot, numberofnegatives;</text:p>
      <text:p text:style-name="P1"><text:s text:c="4"/>double minimum, aux, linedivider, multiplier;</text:p>
      <text:p text:style-name="P1"></text:p>
      <text:p text:style-name="P1"><text:s text:c="4"/>for(i = lines-2, j = 2; i &gt;= 0; i--, j++)</text:p>
      <text:p text:style-name="P1"><text:s text:c="4"/>{</text:p>
      <text:p text:style-name="P1"><text:s text:c="8"/>bases[i] = columns-j;</text:p>
      <text:p text:style-name="P1"><text:s text:c="4"/>}</text:p>
      <text:p text:style-name="P1"></text:p>
      <text:p text:style-name="P1"><text:s text:c="4"/>while(1)</text:p>
      <text:p text:style-name="P1"><text:s text:c="4"/>{</text:p>
      <text:p text:style-name="P1"><text:s text:c="8"/>if(mode == 2)</text:p>
      <text:p text:style-name="P1"><text:s text:c="12"/>printLineMatrix(matrix, lines, columns, output);</text:p>
      <text:p text:style-name="P1"></text:p>
      <text:p text:style-name="P1"><text:s text:c="8"/>base = 0;</text:p>
      <text:p text:style-name="P1"><text:s text:c="8"/>for(i = lines-1; i &lt; columns-1; i++)</text:p>
      <text:p text:style-name="P1"><text:s text:c="8"/>{</text:p>
      <text:p text:style-name="P1"><text:s text:c="12"/>if(matrix[0][i] &lt; 0)</text:p>
      <text:p text:style-name="P1"><text:s text:c="12"/>{</text:p>
      <text:p text:style-name="P1"><text:s text:c="16"/>base = i;</text:p>
      <text:p text:style-name="P1"><text:s text:c="16"/>break;</text:p>
      <text:p text:style-name="P1"><text:s text:c="12"/>}</text:p>
      <text:p text:style-name="P1"><text:s text:c="8"/>}</text:p>
      <text:p text:style-name="P1"></text:p>
      <text:p text:style-name="P1"><text:s text:c="8"/>if(base == 0) // C^t &gt;= 0</text:p>
      <text:p text:style-name="P1"><text:s text:c="12"/>break;</text:p>
      <text:p text:style-name="P1"></text:p>
      <text:p text:style-name="P1"><text:s text:c="8"/>else if(base != 0) // Unlimited and Unviable LP test</text:p>
      <text:p text:style-name="P1"><text:s text:c="8"/>{</text:p>
      <text:p text:style-name="P1"><text:s text:c="12"/>numberofnegatives = 0; // Unlimited test</text:p>
      <text:p text:style-name="P1"><text:s text:c="12"/>for(i = 1; i &lt; lines; i++)</text:p>
      <text:p text:style-name="P1"><text:s text:c="12"/>{</text:p>
      <text:p text:style-name="P1"><text:s text:c="16"/>if(matrix[i][base] &lt;= 0)</text:p>
      <text:p text:style-name="P1"><text:s text:c="20"/>numberofnegatives++;</text:p>
      <text:p text:style-name="P1"><text:s text:c="12"/>}</text:p>
      <text:p text:style-name="P1"><text:s text:c="12"/>if(numberofnegatives == lines-1 &amp;&amp; mode == 1) // Unlimited LP</text:p>
      <text:p text:style-name="P1"><text:s text:c="12"/>{</text:p>
      <text:p text:style-name="P1"><text:s text:c="16"/>unlimitedCertificate(matrix, lines, columns, base, bases, output);</text:p>
      <text:p text:style-name="P1"><text:s text:c="16"/>return matrix;</text:p>
      <text:p text:style-name="P1"><text:s text:c="12"/>}</text:p>
      <text:p text:style-name="P1"><text:s text:c="8"/>}</text:p>
      <text:p text:style-name="P1"></text:p>
      <text:p text:style-name="P1"><text:s text:c="8"/>minimum = INT_MAX;</text:p>
      <text:p text:style-name="P1"><text:s text:c="8"/>for(i = 1; i &lt; lines; i++)</text:p>
      <text:p text:style-name="P1"><text:s text:c="8"/>{</text:p>
      <text:p text:style-name="P1"><text:s text:c="12"/>if(matrix[i][base] &gt; 0)</text:p>
      <text:p text:style-name="P1"><text:soft-page-break/><text:s text:c="12"/>{</text:p>
      <text:p text:style-name="P1"><text:s text:c="16"/>aux = (matrix[i][columns-1] / matrix[i][base]);</text:p>
      <text:p text:style-name="P1"><text:s text:c="16"/>if(aux &lt; minimum)</text:p>
      <text:p text:style-name="P1"><text:s text:c="16"/>{</text:p>
      <text:p text:style-name="P1"><text:s text:c="20"/>minimum = aux;</text:p>
      <text:p text:style-name="P1"><text:s text:c="20"/>pivot = i;</text:p>
      <text:p text:style-name="P1"><text:s text:c="16"/>}</text:p>
      <text:p text:style-name="P1"><text:s text:c="12"/>}</text:p>
      <text:p text:style-name="P1"><text:s text:c="8"/>}</text:p>
      <text:p text:style-name="P1"></text:p>
      <text:p text:style-name="P1"><text:s text:c="8"/>bases[pivot-1] = base;</text:p>
      <text:p text:style-name="P1"></text:p>
      <text:p text:style-name="P1"><text:s text:c="8"/>linedivider = matrix[pivot][base];</text:p>
      <text:p text:style-name="P1"></text:p>
      <text:p text:style-name="P1"><text:s text:c="8"/>for(i = 0; i &lt; columns; i++)</text:p>
      <text:p text:style-name="P1"><text:s text:c="12"/>matrix[pivot][i] /= linedivider;</text:p>
      <text:p text:style-name="P1"></text:p>
      <text:p text:style-name="P1"><text:s text:c="8"/>for(i = 0; i &lt; lines; i++)</text:p>
      <text:p text:style-name="P1"><text:s text:c="8"/>{</text:p>
      <text:p text:style-name="P1"><text:s text:c="12"/>if(matrix[i][base] != 0 &amp;&amp; i != pivot)</text:p>
      <text:p text:style-name="P1"><text:s text:c="12"/>{</text:p>
      <text:p text:style-name="P1"><text:s text:c="16"/>multiplier = -1*(matrix[i][base] / matrix[pivot][base]);</text:p>
      <text:p text:style-name="P1"></text:p>
      <text:p text:style-name="P1"><text:s text:c="16"/>for(j = 0; j &lt; columns; j++)</text:p>
      <text:p text:style-name="P1"><text:s text:c="20"/>matrix[i][j] += multiplier * matrix[pivot][j];</text:p>
      <text:p text:style-name="P1"><text:s text:c="12"/>}</text:p>
      <text:p text:style-name="P1"><text:s text:c="8"/>}</text:p>
      <text:p text:style-name="P1"><text:s text:c="4"/>}</text:p>
      <text:p text:style-name="P1"></text:p>
      <text:p text:style-name="P1"><text:s text:c="4"/>if(mode == 1)</text:p>
      <text:p text:style-name="P1"><text:s text:c="8"/>viableSolution(matrix, lines, columns, bases, output);</text:p>
      <text:p text:style-name="P1"></text:p>
      <text:p text:style-name="P1"><text:s text:c="4"/>return matrix;</text:p>
      <text:p text:style-name="P1">}</text:p>
      <text:p text:style-name="P1"></text:p>
      <text:p text:style-name="P1">double **dualTableauSolver(double **matrix, int lines, int columns, FILE *output) // Function that solves the given LP in the Dual Tableau algorithm, using Bland's Law</text:p>
      <text:p text:style-name="P1">{</text:p>
      <text:p text:style-name="P1"><text:s text:c="4"/>int i, j, base, pivot;</text:p>
      <text:p text:style-name="P1"><text:s text:c="4"/>double minimum, aux, linedivider, multiplier;</text:p>
      <text:p text:style-name="P1"></text:p>
      <text:p text:style-name="P1"><text:s text:c="4"/>while(1)</text:p>
      <text:p text:style-name="P1"><text:s text:c="4"/>{</text:p>
      <text:p text:style-name="P1"><text:s text:c="8"/>printLineMatrix(matrix, lines, columns, output);</text:p>
      <text:p text:style-name="P1"></text:p>
      <text:p text:style-name="P1"><text:s text:c="8"/>base = 0;</text:p>
      <text:p text:style-name="P1"><text:s text:c="8"/>for(i = 1; i &lt; lines; i++)</text:p>
      <text:p text:style-name="P1"><text:s text:c="8"/>{</text:p>
      <text:p text:style-name="P1"><text:s text:c="12"/>if(matrix[i][columns-1] &lt; 0)</text:p>
      <text:p text:style-name="P1"><text:s text:c="12"/>{</text:p>
      <text:p text:style-name="P1"><text:s text:c="16"/>base = i;</text:p>
      <text:p text:style-name="P1"><text:s text:c="16"/>break;</text:p>
      <text:p text:style-name="P1"><text:s text:c="12"/>}</text:p>
      <text:p text:style-name="P1"><text:s text:c="8"/>}</text:p>
      <text:p text:style-name="P1"></text:p>
      <text:p text:style-name="P1"><text:s text:c="8"/>if(base == 0)</text:p>
      <text:p text:style-name="P1"><text:s text:c="12"/>break;</text:p>
      <text:p text:style-name="P1"></text:p>
      <text:p text:style-name="P1"><text:s text:c="8"/>minimum = INT_MAX;</text:p>
      <text:p text:style-name="P1"><text:soft-page-break/><text:s text:c="8"/>for(j = lines-1; j &lt; columns-1; j++)</text:p>
      <text:p text:style-name="P1"><text:s text:c="8"/>{</text:p>
      <text:p text:style-name="P1"><text:s text:c="12"/>if(matrix[base][j] &lt; 0)</text:p>
      <text:p text:style-name="P1"><text:s text:c="12"/>{</text:p>
      <text:p text:style-name="P1"><text:s text:c="16"/>aux = (matrix[0][j] / abs(matrix[base][j]));</text:p>
      <text:p text:style-name="P1"></text:p>
      <text:p text:style-name="P1"><text:s text:c="16"/>if(aux &lt; minimum)</text:p>
      <text:p text:style-name="P1"><text:s text:c="16"/>{</text:p>
      <text:p text:style-name="P1"><text:s text:c="20"/>minimum = aux;</text:p>
      <text:p text:style-name="P1"><text:s text:c="20"/>pivot = j;</text:p>
      <text:p text:style-name="P1"><text:s text:c="16"/>}</text:p>
      <text:p text:style-name="P1"><text:s text:c="12"/>}</text:p>
      <text:p text:style-name="P1"><text:s text:c="8"/>}</text:p>
      <text:p text:style-name="P1"></text:p>
      <text:p text:style-name="P1"><text:s text:c="8"/>linedivider = matrix[base][pivot];</text:p>
      <text:p text:style-name="P1"></text:p>
      <text:p text:style-name="P1"><text:s text:c="8"/>for(i = 0; i &lt; columns; i++)</text:p>
      <text:p text:style-name="P1"><text:s text:c="12"/>matrix[base][i] /= linedivider;</text:p>
      <text:p text:style-name="P1"></text:p>
      <text:p text:style-name="P1"><text:s text:c="8"/>for(i = 0; i &lt; lines; i++)</text:p>
      <text:p text:style-name="P1"><text:s text:c="8"/>{</text:p>
      <text:p text:style-name="P1"><text:s text:c="12"/>if(matrix[i][pivot] != 0 &amp;&amp; i != base)</text:p>
      <text:p text:style-name="P1"><text:s text:c="12"/>{</text:p>
      <text:p text:style-name="P1"><text:s text:c="16"/>multiplier = -1*(matrix[i][pivot] / matrix[base][pivot]);</text:p>
      <text:p text:style-name="P1"></text:p>
      <text:p text:style-name="P1"><text:s text:c="16"/>for(j = 0; j &lt; columns; j++)</text:p>
      <text:p text:style-name="P1"><text:s text:c="20"/>matrix[i][j] += multiplier * matrix[base][j];</text:p>
      <text:p text:style-name="P1"><text:s text:c="12"/>}</text:p>
      <text:p text:style-name="P1"><text:s text:c="8"/>}</text:p>
      <text:p text:style-name="P1"><text:s text:c="4"/>}</text:p>
      <text:p text:style-name="P1"><text:s text:c="4"/>printLineMatrix(matrix, lines, columns, output);</text:p>
      <text:p text:style-name="P1"></text:p>
      <text:p text:style-name="P1"><text:s text:c="4"/>return matrix;</text:p>
      <text:p text:style-name="P1">}</text:p>
      <text:p text:style-name="P1"></text:p>
      <text:p text:style-name="P1">double **originalIsViable(double **matrix, double *C, int lines, int columns) // Function that overwrite the actual auxiliar C^t for the original C^t in Tableaus</text:p>
      <text:p text:style-name="P1">{</text:p>
      <text:p text:style-name="P1"><text:s text:c="4"/>int i;</text:p>
      <text:p text:style-name="P1"></text:p>
      <text:p text:style-name="P1"><text:s text:c="4"/>for(i = lines-1; i &lt; columns-1; i++)</text:p>
      <text:p text:style-name="P1"><text:s text:c="8"/>matrix[0][i] = C[i-(lines-1)];</text:p>
      <text:p text:style-name="P1"></text:p>
      <text:p text:style-name="P1"><text:s text:c="4"/>return matrix;</text:p>
      <text:p text:style-name="P1">}</text:p>
      <text:p text:style-name="P1"></text:p>
      <text:p text:style-name="P1">void detectNeedOfAuxiliar(double **matrix, int lines, int columns, int mode, FILE *output)</text:p>
      <text:p text:style-name="P1">{</text:p>
      <text:p text:style-name="P1"><text:s text:c="4"/>double *Coriginal;</text:p>
      <text:p text:style-name="P1"><text:s text:c="4"/>bool unviableflag = 0;</text:p>
      <text:p text:style-name="P1"><text:s text:c="4"/>int i, j;</text:p>
      <text:p text:style-name="P1"></text:p>
      <text:p text:style-name="P1"><text:s text:c="3"/>Coriginal = (double*) calloc((columns-(lines-2)),sizeof(double));</text:p>
      <text:p text:style-name="P1"></text:p>
      <text:p text:style-name="P1"><text:s text:c="4"/>for(i = 0; i &lt; lines; i++)</text:p>
      <text:p text:style-name="P1"><text:s text:c="4"/>{</text:p>
      <text:p text:style-name="P1"><text:s text:c="8"/>if(matrix[i][columns-1] &lt; 0)</text:p>
      <text:p text:style-name="P1"><text:s text:c="8"/>{</text:p>
      <text:p text:style-name="P1"><text:s text:c="12"/>unviableflag = 1;</text:p>
      <text:p text:style-name="P1"><text:soft-page-break/><text:s text:c="12"/>for(j = 0; j &lt; columns; j++)</text:p>
      <text:p text:style-name="P1"><text:s text:c="16"/>matrix[i][j] *= -1;</text:p>
      <text:p text:style-name="P1"><text:s text:c="8"/>}</text:p>
      <text:p text:style-name="P1"><text:s text:c="4"/>}</text:p>
      <text:p text:style-name="P1"></text:p>
      <text:p text:style-name="P1"><text:s text:c="4"/>if(unviableflag == 1)</text:p>
      <text:p text:style-name="P1"><text:s text:c="4"/>{</text:p>
      <text:p text:style-name="P1"><text:s text:c="8"/>for(j = lines-1; j &lt; columns-(lines-2); j++) // Saves the original C</text:p>
      <text:p text:style-name="P1"><text:s text:c="12"/>Coriginal[j-(lines-1)] = matrix[0][j];</text:p>
      <text:p text:style-name="P1"></text:p>
      <text:p text:style-name="P1"><text:s text:c="8"/>matrix = buildAuxiliarToTableau(matrix, lines, columns); // Function that builds the auxiliar</text:p>
      <text:p text:style-name="P1"></text:p>
      <text:p text:style-name="P1"><text:s text:c="8"/>matrix = primalTableauSolver(matrix, lines, columns, 3, output); // Primal Tableau Simplex algorithm solver</text:p>
      <text:p text:style-name="P1"></text:p>
      <text:p text:style-name="P1"><text:s text:c="8"/>if(matrix[0][columns-1] &lt; 0)</text:p>
      <text:p text:style-name="P1"><text:s text:c="12"/>unviableCertificate(matrix, lines, output); // Outputs the unviable certificate</text:p>
      <text:p text:style-name="P1"></text:p>
      <text:p text:style-name="P1"><text:s text:c="8"/>else</text:p>
      <text:p text:style-name="P1"><text:s text:c="8"/>{</text:p>
      <text:p text:style-name="P1"><text:s text:c="12"/>matrix = originalIsViable(matrix, Coriginal, lines, columns); // Objective value is 0, so the original is viable</text:p>
      <text:p text:style-name="P1"></text:p>
      <text:p text:style-name="P1"><text:s text:c="12"/>matrix = primalTableauSolver(matrix, lines, columns, mode, output); // Primal Tableau Simplex algorithm solver</text:p>
      <text:p text:style-name="P1"><text:s text:c="8"/>}</text:p>
      <text:p text:style-name="P1"><text:s text:c="4"/>}</text:p>
      <text:p text:style-name="P1"></text:p>
      <text:p text:style-name="P1"><text:s text:c="4"/>else</text:p>
      <text:p text:style-name="P1"><text:s text:c="8"/>matrix = primalTableauSolver(matrix, lines, columns, mode, output); // Primal Tableau Simplex algorithm solver</text:p>
      <text:p text:style-name="P1">}</text:p>
      <text:p text:style-name="P1"></text:p>
      <text:p text:style-name="P1">int main()</text:p>
      <text:p text:style-name="P1">{</text:p>
      <text:p text:style-name="P1"><text:s text:c="4"/>FILE *input, *output; // Input and output file</text:p>
      <text:p text:style-name="P1"><text:s text:c="4"/>char *matrixinput; // Input matrix</text:p>
      <text:p text:style-name="P1"><text:s text:c="4"/>int lines, columns; // Matrix dimensions</text:p>
      <text:p text:style-name="P1"><text:s text:c="4"/>double **matrix; // Two-dimension array to represent the LP</text:p>
      <text:p text:style-name="P1"><text:s text:c="4"/>int mode, primaldual; // Modes of the execution</text:p>
      <text:p text:style-name="P1"><text:s text:c="4"/>char option; // Primal or dual mode of execution</text:p>
      <text:p text:style-name="P1"></text:p>
      <text:p text:style-name="P1"><text:s text:c="4"/>input = fopen("../test/input.txt", "r"); // Opens the input file</text:p>
      <text:p text:style-name="P1"><text:s text:c="4"/>output = fopen("../test/output.txt", "w"); // Opens the output file</text:p>
      <text:p text:style-name="P1"></text:p>
      <text:p text:style-name="P1"><text:s text:c="4"/>fscanf(input, "modo %d", &amp;mode);</text:p>
      <text:p text:style-name="P1"><text:s text:c="4"/>getc(input); // Gets the '\n' token from input</text:p>
      <text:p text:style-name="P1"></text:p>
      <text:p text:style-name="P1"><text:s text:c="4"/>if(mode == 2)</text:p>
      <text:p text:style-name="P1"><text:s text:c="4"/>{</text:p>
      <text:p text:style-name="P1"><text:s text:c="8"/>fscanf(input, "%c", &amp;option);</text:p>
      <text:p text:style-name="P1"><text:s text:c="8"/>getc(input); // Gets the '\n' token from input</text:p>
      <text:p text:style-name="P1"><text:s text:c="8"/>primaldual = detectPrimalDual(option);</text:p>
      <text:p text:style-name="P1"><text:s text:c="4"/>}</text:p>
      <text:p text:style-name="P1"></text:p>
      <text:p text:style-name="P1"><text:s text:c="4"/>fscanf(input, "%d", &amp;lines);</text:p>
      <text:p text:style-name="P1"><text:s text:c="4"/>getc(input); // Gets the '\n' token from input</text:p>
      <text:p text:style-name="P1"><text:s text:c="4"/>fscanf(input, "%d", &amp;columns);</text:p>
      <text:p text:style-name="P1"><text:s text:c="4"/>getc(input); // Gets the '\n' token from input</text:p>
      <text:p text:style-name="P1"><text:s text:c="4"/>lines++;</text:p>
      <text:p text:style-name="P1"><text:s text:c="4"/>columns++;</text:p>
      <text:p text:style-name="P1"></text:p>
      <text:p text:style-name="P1"><text:s text:c="4"/>matrix = matrixAllocation(lines, columns); // Function to allocate the matrix</text:p>
      <text:p text:style-name="P1"><text:soft-page-break/></text:p>
      <text:p text:style-name="P1"><text:s text:c="4"/>matrixinput = (char*) malloc(sizeof(char));</text:p>
      <text:p text:style-name="P1"><text:s text:c="4"/>fscanf(input, "%s", matrixinput);</text:p>
      <text:p text:style-name="P1"></text:p>
      <text:p text:style-name="P1"><text:s text:c="4"/>matrixBuilder(matrixinput, matrix); // Function to build the matrix from the input file</text:p>
      <text:p text:style-name="P1"></text:p>
      <text:p text:style-name="P1"><text:s text:c="4"/>/* First mode implementation */</text:p>
      <text:p text:style-name="P1"></text:p>
      <text:p text:style-name="P1"><text:s text:c="4"/>if(mode == 1)</text:p>
      <text:p text:style-name="P1"><text:s text:c="4"/>{</text:p>
      <text:p text:style-name="P1"><text:s text:c="8"/>matrix = buildTableau(matrix, &amp;lines, &amp;columns); // Function that builds the Tableau matrix</text:p>
      <text:p text:style-name="P1"></text:p>
      <text:p text:style-name="P1"><text:s text:c="8"/>detectNeedOfAuxiliar(matrix, lines, columns, mode, output); // Function to detect if the LP input needs an auxiliar</text:p>
      <text:p text:style-name="P1"><text:s text:c="4"/>}</text:p>
      <text:p text:style-name="P1"></text:p>
      <text:p text:style-name="P1"><text:s text:c="4"/>/* Second mode implementation */</text:p>
      <text:p text:style-name="P1"></text:p>
      <text:p text:style-name="P1"><text:s text:c="4"/>else if(mode == 2)</text:p>
      <text:p text:style-name="P1"><text:s text:c="4"/>{</text:p>
      <text:p text:style-name="P1"><text:s text:c="8"/>if(primaldual == 0) // Primal solve mode</text:p>
      <text:p text:style-name="P1"><text:s text:c="8"/>{</text:p>
      <text:p text:style-name="P1"><text:s text:c="12"/>matrix = buildTableau(matrix, &amp;lines, &amp;columns); // Function that builds the Tableau matrix</text:p>
      <text:p text:style-name="P1"></text:p>
      <text:p text:style-name="P1"><text:s text:c="12"/>detectNeedOfAuxiliar(matrix, lines, columns, mode, output); // Function to detect if the LP input needs an auxiliar</text:p>
      <text:p text:style-name="P1"><text:s text:c="8"/>}</text:p>
      <text:p text:style-name="P1"></text:p>
      <text:p text:style-name="P1"><text:s text:c="8"/>else if(primaldual == 1) // Dual solve mode</text:p>
      <text:p text:style-name="P1"><text:s text:c="8"/>{</text:p>
      <text:p text:style-name="P1"><text:s text:c="12"/>matrix = buildTableau(matrix, &amp;lines, &amp;columns); // Function that builds the Tableau matrix</text:p>
      <text:p text:style-name="P1"></text:p>
      <text:p text:style-name="P1"><text:s text:c="12"/>matrix = dualTableauSolver(matrix, lines, columns, output); // Dual Tableau Simplex algorithm solver</text:p>
      <text:p text:style-name="P1"><text:s text:c="8"/>}</text:p>
      <text:p text:style-name="P1"><text:s text:c="4"/>}</text:p>
      <text:p text:style-name="P1"></text:p>
      <text:p text:style-name="P1"><text:s text:c="4"/>fclose(input);</text:p>
      <text:p text:style-name="P1"><text:s text:c="4"/>fclose(output);</text:p>
      <text:p text:style-name="P1"></text:p>
      <text:p text:style-name="P1"><text:s text:c="4"/>return 0;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7:03:52.281147373</meta:creation-date>
    <dc:date>2017-05-08T17:08:18.437257069</dc:date>
    <meta:editing-duration>PT2M39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0" meta:paragraph-count="559" meta:word-count="1777" meta:character-count="15309" meta:non-whitespace-character-count="9686"/>
  </office:meta>
</office:document-meta>
</file>